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fd8" officeooo:paragraph-rsid="000acfd8"/>
    </style:style>
    <style:style style:name="P2" style:family="paragraph" style:parent-style-name="Standard">
      <style:text-properties fo:font-weight="bold" officeooo:rsid="000acfd8" officeooo:paragraph-rsid="000acfd8" style:font-weight-asian="bold" style:font-weight-complex="bold"/>
    </style:style>
    <style:style style:name="P3" style:family="paragraph" style:parent-style-name="Standard">
      <style:text-properties fo:font-weight="bold" officeooo:rsid="000cb42f" officeooo:paragraph-rsid="000cb42f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b0f2a"/>
    </style:style>
    <style:style style:name="T3" style:family="text">
      <style:text-properties officeooo:rsid="000cb42f"/>
    </style:style>
    <style:style style:name="T4" style:family="text">
      <style:text-properties fo:font-weight="bold" officeooo:rsid="000cb4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05cc" style:font-weight-asian="normal" style:font-weight-complex="normal"/>
    </style:style>
    <style:style style:name="T7" style:family="text">
      <style:text-properties fo:font-weight="normal" officeooo:rsid="000e2036" style:font-weight-asian="normal" style:font-weight-complex="normal"/>
    </style:style>
    <style:style style:name="T8" style:family="text">
      <style:text-properties officeooo:rsid="000d05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helm brote<text:line-break/><text:line-break/>Much about values and bonds.<text:line-break/><text:line-break/>How to finance things.</text:p>
      <text:p text:style-name="P1"/>
      <text:p text:style-name="P1">Look up cool ways to use <text:span text:style-name="T2">excel </text:span><text:s/>as created by previious students<text:line-break/><text:line-break/>Corporate finance 3<text:span text:style-name="T1">rd</text:span> global ed.<text:line-break/><text:line-break/>MyFinanceLab *not mandatory<text:line-break/><text:line-break/>Finance part has a final exam. 75% of grade.<text:line-break/><text:line-break/>Control 25% of grade<text:line-break/><text:line-break/><text:span text:style-name="T4">Arbitrage</text:span><text:span text:style-name="T3"> buying thing in london and sell it in south africa to make profit off of the price difference.</text:span></text:p>
      <text:p text:style-name="P3">Law of One Price <text:span text:style-name="T5">counter acts this Arbitrage bullshittery.<text:line-break/><text:line-break/></text:span><text:span text:style-name="T8">Net present value NPV is PvBenefits minus PvCosts <text:line-break/></text:span><text:span text:style-name="T6">Always maximize NPV. <text:line-break/><text:line-break/>This shit seems to have ethical ramifications</text:span><text:span text:style-name="T8"> <text:line-break/><text:line-break/></text:span><text:span text:style-name="T7">The time value of money.<text:line-break/>The power of compounding is where you get intrest on your intrest. Warren Buffet calls this the magic of compounding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18:24.660133070</meta:creation-date>
    <dc:date>2016-08-29T13:56:08.697218007</dc:date>
    <meta:editing-duration>PT16M5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15" meta:character-count="692" meta:non-whitespace-character-count="566"/>
  </office:meta>
</office:document-meta>
</file>